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754b" officeooo:paragraph-rsid="0005754b"/>
    </style:style>
    <style:style style:name="P2" style:family="paragraph" style:parent-style-name="Standard">
      <style:text-properties officeooo:rsid="00074ea2" officeooo:paragraph-rsid="00074ea2"/>
    </style:style>
    <style:style style:name="P3" style:family="paragraph" style:parent-style-name="Standard">
      <style:text-properties officeooo:rsid="000866c8" officeooo:paragraph-rsid="000866c8"/>
    </style:style>
    <style:style style:name="P4" style:family="paragraph" style:parent-style-name="Standard">
      <style:text-properties officeooo:rsid="000a58af" officeooo:paragraph-rsid="000a58af"/>
    </style:style>
    <style:style style:name="P5" style:family="paragraph" style:parent-style-name="Standard">
      <style:text-properties officeooo:rsid="000aa596" officeooo:paragraph-rsid="000aa596"/>
    </style:style>
    <style:style style:name="P6" style:family="paragraph" style:parent-style-name="Standard">
      <style:text-properties officeooo:rsid="000b726a" officeooo:paragraph-rsid="000b726a"/>
    </style:style>
    <style:style style:name="P7" style:family="paragraph" style:parent-style-name="Standard">
      <style:text-properties style:text-underline-style="solid" style:text-underline-width="auto" style:text-underline-color="font-color" officeooo:rsid="000b726a" officeooo:paragraph-rsid="000b726a"/>
    </style:style>
    <style:style style:name="P8" style:family="paragraph" style:parent-style-name="Standard">
      <style:text-properties style:text-underline-style="none" officeooo:rsid="000b726a" officeooo:paragraph-rsid="000b726a"/>
    </style:style>
    <style:style style:name="P9" style:family="paragraph" style:parent-style-name="Standard">
      <style:text-properties style:text-underline-style="none" officeooo:rsid="000d0885" officeooo:paragraph-rsid="000d0885"/>
    </style:style>
    <style:style style:name="P10" style:family="paragraph" style:parent-style-name="Standard">
      <style:text-properties style:text-underline-style="solid" style:text-underline-width="auto" style:text-underline-color="font-color" officeooo:rsid="000d0885" officeooo:paragraph-rsid="000d0885"/>
    </style:style>
    <style:style style:name="T1" style:family="text">
      <style:text-properties officeooo:rsid="000aa596"/>
    </style:style>
    <style:style style:name="T2" style:family="text">
      <style:text-properties style:text-underline-style="solid" style:text-underline-width="auto" style:text-underline-color="font-color"/>
    </style:style>
    <style:style style:name="T3" style:family="text">
      <style:text-properties officeooo:rsid="000d08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us #04. Trading Bear Channels</text:p>
      <text:p text:style-name="P1"/>
      <text:p text:style-name="P1">Bear trend with lower lows and lower highs. (Bear trend with pullbacks)</text:p>
      <text:p text:style-name="P1"/>
      <text:p text:style-name="P1">Every bear trend starts with some kind of breakout, one or several large bear bars, mostly consecutive. Every breakout can lead to a trend, in retrospect, the breakout becomes ‘spike’ in ‘spike and channel’ bear trend. </text:p>
      <text:p text:style-name="P1"/>
      <text:p text:style-name="P1">A pullback in a bear trend is a bar with high above high of prior bar. The first pullback bar after bear breakout (spike) indicates that the spike phase has ended and we have entered into the channel phase of the trend. </text:p>
      <text:p text:style-name="P1"/>
      <text:p text:style-name="P1">Every bear trend is form of spike and channel, which typically has three legs. Think of any 3 leg trend as wedge, even though it might not look like one. </text:p>
      <text:p text:style-name="P1"/>
      <text:p text:style-name="P2">Channel is weaker than the spike phase. </text:p>
      <text:p text:style-name="P1"/>
      <text:p text:style-name="P2">Climactic channel often attract profit taking at third leg, especially it is more clearly a wedge, leading to a strong minor or sometimes even a major reversal.</text:p>
      <text:p text:style-name="P2"/>
      <text:p text:style-name="P2">Every bear trend is constantly forming wedge bottoms. Most of them are minor and will fail (since most reversals fail). </text:p>
      <text:p text:style-name="P2"/>
      <text:p text:style-name="P2">Bear channel typically has a bull breakout (above trendline) and evolves into trading range. <text:s/>(Hence every bear channel is a bull flag). Once it becomes a trading range, it is back to breakout mode where breakout in either direction is roughly equal. </text:p>
      <text:p text:style-name="P2"/>
      <text:p text:style-name="P2">In bear trend (spike or channel), its easier to make money selling than buying. Especially if most of the bars are below EMA.</text:p>
      <text:p text:style-name="P2"/>
      <text:p text:style-name="P2">Easiest way to enter: wait for a pullback then sell below bear bar closing near its low. You can hold for a swing trade or you can take repeated scalps. </text:p>
      <text:p text:style-name="P2"/>
      <text:p text:style-name="P2">Stop is above major lower high. </text:p>
      <text:p text:style-name="P2"/>
      <text:p text:style-name="P2">Sometimes there is buy setups as well, but when channel is tight, reversal is minor (and likely not worth being long). Minor means pullback into a small flag, or small trading range. </text:p>
      <text:p text:style-name="P2"/>
      <text:p text:style-name="P3">Only look to sell if:</text:p>
      <text:p text:style-name="P3"><text:tab/>most bars are below EMA. Pullbacks don’t get far above EMA and most only last 1-3 bars. </text:p>
      <text:p text:style-name="P3"><text:tab/>No consecutive large bull bars. </text:p>
      <text:p text:style-name="P3"><text:tab/>Stop entry bulls are not making much money at all. </text:p>
      <text:p text:style-name="P3"><text:tab/>Pullbacks stay below the breakout point. </text:p>
      <text:p text:style-name="P3"/>
      <text:p text:style-name="P3">When pullbacks overlap with breakout points, its called staircase pattern and bull will buy new lows and buy more lower. Even then it’s probably easier to sell bear rallies than buying bull breakout. </text:p>
      <text:p text:style-name="P3"/>
      <text:p text:style-name="P4">Biggest bear bar late in bear trend likely is a climax and will reverse up, especially if it breakouts out below bear channel line. </text:p>
      <text:p text:style-name="P4"><text:soft-page-break/>25% of cases, bear channel will have a bear breakout, which becomes a spike in new spike and channel bear.</text:p>
      <text:p text:style-name="P4"/>
      <text:p text:style-name="P4">Most bear breakouts below bear channel will reverse. (likely to get couple legs of pullback and at least to EMA).</text:p>
      <text:p text:style-name="P4"/>
      <text:p text:style-name="P4">Four types of bear channel:</text:p>
      <text:p text:style-name="P4">1. microchannel, highs of every bar is at or below highs of prior bar. No pullbacks, it is a breakout in higher time frame. <text:span text:style-name="T1">Only sell. </text:span></text:p>
      <text:p text:style-name="P5">2. small pullback bear tend. Pullbacks are small/shallow. Only last a few bars. (its a microchannel or breakout in higher time frame). Only sell.</text:p>
      <text:p text:style-name="P5">3. (ordinary) bear channel. Legs up are deep but continuing to form lower highs and lower lows. Never gets much above EMA. Bulls start to make money here, but its still easier to make money by selling. Sell pullbacks to moving average or reversal down from.</text:p>
      <text:p text:style-name="P5">4. broad bear channel. We are getting lower high/low but its also a trading range slightly tilted downwards. Both bulls and bears can make money but trade it like trading range, buy low, sell high and (mostly) SCALP. (if most bars are below EMA, still better to focus on taking shorts.</text:p>
      <text:p text:style-name="P5"/>
      <text:p text:style-name="P5">So in steepest type of bear trend, (spike), trade it like breakout and for the widest type, trade it like trading range.</text:p>
      <text:p text:style-name="P5"/>
      <text:p text:style-name="P5"><text:span text:style-name="T2">In bear channel</text:span>, easier to sell below bear bars at EMA but you can sell below any bars <text:s/>if appropriate stop is used. <text:s/></text:p>
      <text:p text:style-name="P5"/>
      <text:p text:style-name="P6">When we get (strong) rallies in bear trend, look for possible (large) double top, and for the rally to fail around there.</text:p>
      <text:p text:style-name="P6"/>
      <text:p text:style-name="P6">Other ways to sell:</text:p>
      <text:p text:style-name="P6"><text:tab/>Look to sell rallies that retrace ~50% of last bear leg.</text:p>
      <text:p text:style-name="P6"><text:tab/>Sell strong bull close around EMA</text:p>
      <text:p text:style-name="P6"><text:tab/>Sell at EMA with limit order</text:p>
      <text:p text:style-name="P6"/>
      <text:p text:style-name="P6">Bulls are scalping only in bear channel. Bears can scalp or hold for a swing. </text:p>
      <text:p text:style-name="P6"/>
      <text:p text:style-name="P6">If stop order bulls are starting to make money, reversal up at the end of the day is likely (end of day profit taking)</text:p>
      <text:p text:style-name="P6"/>
      <text:p text:style-name="P7">Tight Bear Channel </text:p>
      <text:p text:style-name="P8">Strong bear trend bars, consecutive lower closes, pullbacks are small <text:span text:style-name="T3">and short lived</text:span>, trend-line is steep, even limit order bulls can’t make money. You HAVE TO GET SHORT, even if size is only small. It is a breakout on a higher time frame. Sell for any reason and don’t buy. </text:p>
      <text:p text:style-name="P8"/>
      <text:p text:style-name="P8">Look for bear bar closing near it’s low and sell the close or below.</text:p>
      <text:p text:style-name="P8"/>
      <text:p text:style-name="P9">Or you can just sell at the market and rely on appropriate stop.</text:p>
      <text:p text:style-name="P9"/>
      <text:p text:style-name="P9">Sell close of any bull bar. Expect reversal to fail.</text:p>
      <text:p text:style-name="P9"/>
      <text:p text:style-name="P9"/>
      <text:p text:style-name="P10"><text:soft-page-break/>Broad Bear Channel</text:p>
      <text:p text:style-name="P9">Rallies retrace most of prior bear leg. Broad Bear Channel spend most times in trading range, so trade like a trading range. Whether you think of this as broad channel or trading range, its irrelevant, you trade them the same. </text:p>
      <text:p text:style-name="P9"/>
      <text:p text:style-name="P9">They (similar to TR) look very bullish near the top, very bearish <text:s/>near the bottom.</text:p>
      <text:p text:style-name="P9">Look for double tops/bottoms and failed breakout</text:p>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04:10:58.286178000</meta:creation-date>
    <dc:date>2025-11-12T07:21:49.061549800</dc:date>
    <meta:editing-duration>PT8M27S</meta:editing-duration>
    <meta:editing-cycles>1</meta:editing-cycles>
    <meta:document-statistic meta:table-count="0" meta:image-count="0" meta:object-count="0" meta:page-count="3" meta:paragraph-count="45" meta:word-count="892" meta:character-count="4946" meta:non-whitespace-character-count="4067"/>
    <meta:generator>LibreOffice/25.8.2.2$Windows_X86_64 LibreOffice_project/d401f2107ccab8f924a8e2df40f573aab7605b6f</meta:generator>
  </office:meta>
</office:document-meta>
</file>